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0.54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3.902cm"/>
    </style:style>
    <style:style style:name="Table2.D" style:family="table-column">
      <style:table-column-properties style:column-width="3.288cm"/>
    </style:style>
    <style:style style:name="Table2.E" style:family="table-column">
      <style:table-column-properties style:column-width="0.614cm"/>
    </style:style>
    <style:style style:name="Table2.F" style:family="table-column">
      <style:table-column-properties style:column-width="3.907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2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.A4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14cm" fo:margin-left="0.083cm" fo:break-before="page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14.31cm"/>
    </style:style>
    <style:style style:name="Table3.B" style:family="table-column">
      <style:table-column-properties style:column-width="5.203cm"/>
    </style:style>
    <style:style style:name="Table3.1" style:family="table-row">
      <style:table-row-properties style:min-row-height="0.686cm" fo:keep-together="auto"/>
    </style:style>
    <style:style style:name="Table3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3.A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3.B3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3.A4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3.B4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3.902cm"/>
    </style:style>
    <style:style style:name="Table4.B" style:family="table-column">
      <style:table-column-properties style:column-width="4.195cm"/>
    </style:style>
    <style:style style:name="Table4.C" style:family="table-column">
      <style:table-column-properties style:column-width="5.503cm"/>
    </style:style>
    <style:style style:name="Table4.D" style:family="table-column">
      <style:table-column-properties style:column-width="0.9cm"/>
    </style:style>
    <style:style style:name="Table4.E" style:family="table-column">
      <style:table-column-properties style:column-width="5.015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E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4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5.A" style:family="table-column">
      <style:table-column-properties style:column-width="19.514cm"/>
    </style:style>
    <style:style style:name="Table5.1" style:family="table-row">
      <style:table-row-properties style:min-row-height="0.686cm" fo:keep-together="auto"/>
    </style:style>
    <style:style style:name="Table5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6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4.085cm"/>
    </style:style>
    <style:style style:name="Table6.B" style:family="table-column">
      <style:table-column-properties style:column-width="5.429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6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19.514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officeooo:paragraph-rsid="02401a61"/>
    </style:style>
    <style:style style:name="P3" style:family="paragraph" style:parent-style-name="Standard">
      <style:text-properties officeooo:rsid="02401a61"/>
    </style:style>
    <style:style style:name="P4" style:family="paragraph" style:parent-style-name="Standard">
      <style:text-properties officeooo:rsid="02401a61" officeooo:paragraph-rsid="02401a61"/>
    </style:style>
    <style:style style:name="P5" style:family="paragraph" style:parent-style-name="Standard">
      <style:paragraph-properties fo:text-align="start" style:justify-single-word="false"/>
      <style:text-properties fo:color="#c9211e" style:text-outline="false" style:text-line-through-style="none" style:text-line-through-type="none" style:font-name="Arial1" fo:font-size="12pt" fo:font-style="normal" fo:text-shadow="none" style:text-underline-style="none" fo:font-weight="normal" officeooo:rsid="006ddfcd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c9211e" style:font-name="Arial1" fo:font-weight="normal" officeooo:rsid="006ddfcd" officeooo:paragraph-rsid="0093532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style:font-name="Arial1" fo:font-weight="normal" officeooo:rsid="006ddfcd" officeooo:paragraph-rsid="0094cad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style:font-name="Arial1" fo:font-weight="normal" officeooo:rsid="00723094" officeooo:paragraph-rsid="0094cad0" style:font-weight-asian="normal" style:font-weight-complex="normal"/>
    </style:style>
    <style:style style:name="P9" style:family="paragraph" style:parent-style-name="Standard">
      <style:text-properties fo:color="#c9211e" style:font-name="Arial1" fo:font-weight="normal" officeooo:rsid="0094cad0" officeooo:paragraph-rsid="0094cad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style:font-name="Arial1" fo:font-weight="normal" officeooo:rsid="0094cad0" officeooo:paragraph-rsid="0094cad0" style:font-weight-asian="normal" style:font-weight-complex="normal"/>
    </style:style>
    <style:style style:name="P11" style:family="paragraph" style:parent-style-name="Standard">
      <style:text-properties fo:color="#c9211e" fo:font-weight="normal" officeooo:rsid="0094cad0" officeooo:paragraph-rsid="0094cad0" style:font-weight-asian="normal" style:font-weight-complex="normal"/>
    </style:style>
    <style:style style:name="P12" style:family="paragraph" style:parent-style-name="Standard">
      <style:text-properties fo:color="#c9211e" fo:font-weight="normal" officeooo:rsid="0095bda7" officeooo:paragraph-rsid="0095bda7" style:font-weight-asian="normal" style:font-weight-complex="normal"/>
    </style:style>
    <style:style style:name="P13" style:family="paragraph" style:parent-style-name="Standard">
      <style:text-properties fo:color="#c9211e" fo:font-weight="normal" officeooo:rsid="0096200d" officeooo:paragraph-rsid="0096200d" style:font-weight-asian="normal" style:font-weight-complex="normal"/>
    </style:style>
    <style:style style:name="P14" style:family="paragraph" style:parent-style-name="Standard">
      <style:text-properties officeooo:paragraph-rsid="0240322c"/>
    </style:style>
    <style:style style:name="P15" style:family="paragraph" style:parent-style-name="Standard">
      <style:text-properties style:font-name="Arial" fo:font-size="12pt" fo:language="gl" fo:country="ES" style:font-size-asian="12pt" style:font-size-complex="12pt"/>
    </style:style>
    <style:style style:name="P16" style:family="paragraph" style:parent-style-name="Standard">
      <style:text-properties style:font-name="Arial" fo:font-size="12pt" fo:language="gl" fo:country="ES" officeooo:rsid="0240322c" officeooo:paragraph-rsid="0240322c" style:font-size-asian="12pt" style:font-size-complex="12pt"/>
    </style:style>
    <style:style style:name="P17" style:family="paragraph" style:parent-style-name="Standard">
      <style:text-properties style:font-name="Arial" fo:font-size="12pt" fo:language="gl" fo:country="ES" officeooo:rsid="0241beb7" officeooo:paragraph-rsid="0241beb7" style:font-size-asian="12pt" style:font-size-complex="12pt"/>
    </style:style>
    <style:style style:name="P18" style:family="paragraph" style:parent-style-name="Standard">
      <style:text-properties officeooo:paragraph-rsid="0241beb7"/>
    </style:style>
    <style:style style:name="P19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style:font-size-asian="11pt" style:font-style-asian="normal" style:font-weight-asian="bold" style:font-name-complex="Calibri1" style:font-size-complex="11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401a61" style:font-weight-asian="normal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401a61" officeooo:paragraph-rsid="02401a61" style:font-weight-asian="normal" style:font-weight-complex="normal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139d7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01a61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0322c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41beb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0000" fo:language="gl" fo:country="ES" fo:font-weight="bold" officeooo:rsid="02401a61" officeooo:paragraph-rsid="02401a61" style:font-weight-asian="bold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40322c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23d5865"/>
    </style:style>
    <style:style style:name="P39" style:family="paragraph" style:parent-style-name="Heading_20_4">
      <style:paragraph-properties fo:text-align="start" style:justify-single-word="false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officeooo:rsid="0061c396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Heading_20_4">
      <style:paragraph-properties fo:text-align="start" style:justify-single-word="false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normal" officeooo:rsid="0093532a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Heading_20_4">
      <style:paragraph-properties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061c396" officeooo:paragraph-rsid="02401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2">
      <style:text-properties officeooo:paragraph-rsid="0096200d"/>
    </style:style>
    <style:style style:name="P43" style:family="paragraph" style:parent-style-name="Standard" style:list-style-name="L2">
      <style:paragraph-properties fo:text-align="justify" style:justify-single-word="false"/>
      <style:text-properties officeooo:paragraph-rsid="0093532a"/>
    </style:style>
    <style:style style:name="P44" style:family="paragraph" style:parent-style-name="Standard" style:list-style-name="L2">
      <style:paragraph-properties fo:text-align="justify" style:justify-single-word="false"/>
      <style:text-properties officeooo:paragraph-rsid="0094cad0"/>
    </style:style>
    <style:style style:name="P45" style:family="paragraph" style:parent-style-name="Standard" style:list-style-name="L3">
      <style:paragraph-properties fo:text-align="justify" style:justify-single-word="false"/>
      <style:text-properties officeooo:paragraph-rsid="02401a61"/>
    </style:style>
    <style:style style:name="P46" style:family="paragraph" style:parent-style-name="Standard" style:list-style-name="L3">
      <style:paragraph-properties fo:text-align="justify" style:justify-single-word="false"/>
      <style:text-properties officeooo:paragraph-rsid="0240322c"/>
    </style:style>
    <style:style style:name="P47" style:family="paragraph" style:parent-style-name="Standard" style:list-style-name="L2">
      <style:paragraph-properties fo:text-align="justify" style:justify-single-word="false"/>
      <style:text-properties officeooo:rsid="0093532a" officeooo:paragraph-rsid="0093532a"/>
    </style:style>
    <style:style style:name="P48" style:family="paragraph" style:parent-style-name="Standard" style:list-style-name="L2">
      <style:paragraph-properties fo:text-align="justify" style:justify-single-word="false"/>
      <style:text-properties style:font-name="Arial1" fo:font-weight="bold" officeooo:rsid="006ddfcd" officeooo:paragraph-rsid="0093532a" style:font-weight-asian="bold" style:font-weight-complex="bold"/>
    </style:style>
    <style:style style:name="P49" style:family="paragraph" style:parent-style-name="Standard" style:list-style-name="L2">
      <style:paragraph-properties fo:text-align="justify" style:justify-single-word="false"/>
      <style:text-properties officeooo:rsid="0094cad0" officeooo:paragraph-rsid="0094cad0"/>
    </style:style>
    <style:style style:name="P50" style:family="paragraph" style:parent-style-name="Standard" style:list-style-name="L2">
      <style:text-properties officeooo:rsid="0094cad0" officeooo:paragraph-rsid="0094cad0"/>
    </style:style>
    <style:style style:name="P51" style:family="paragraph" style:parent-style-name="Standard" style:list-style-name="L2">
      <style:text-properties officeooo:rsid="0095bda7" officeooo:paragraph-rsid="0095bda7"/>
    </style:style>
    <style:style style:name="P52" style:family="paragraph" style:parent-style-name="Standard" style:list-style-name="L2">
      <style:text-properties officeooo:rsid="00723094" officeooo:paragraph-rsid="0096200d"/>
    </style:style>
    <style:style style:name="P53" style:family="paragraph" style:parent-style-name="Standard" style:list-style-name="L2">
      <style:text-properties officeooo:rsid="0096200d" officeooo:paragraph-rsid="0096200d"/>
    </style:style>
    <style:style style:name="P54" style:family="paragraph" style:parent-style-name="Standard" style:list-style-name="L3">
      <style:paragraph-properties fo:text-align="justify" style:justify-single-word="false"/>
      <style:text-properties fo:language="gl" fo:country="ES" officeooo:rsid="02401a61" officeooo:paragraph-rsid="02401a61"/>
    </style:style>
    <style:style style:name="P55" style:family="paragraph" style:parent-style-name="Standard" style:list-style-name="L3">
      <style:paragraph-properties fo:text-align="justify" style:justify-single-word="false"/>
      <style:text-properties fo:language="gl" fo:country="ES" fo:font-weight="normal" officeooo:rsid="02401a61" officeooo:paragraph-rsid="02401a61" style:font-weight-asian="normal" style:font-weight-complex="normal"/>
    </style:style>
    <style:style style:name="P56" style:family="paragraph" style:parent-style-name="Standard" style:list-style-name="L4">
      <style:text-properties officeooo:paragraph-rsid="0240322c"/>
    </style:style>
    <style:style style:name="P57" style:family="paragraph" style:parent-style-name="Standard">
      <style:text-properties style:font-name="Arial" fo:font-size="12pt" fo:language="gl" fo:country="ES" style:font-size-asian="12pt" style:font-size-complex="12pt"/>
    </style:style>
    <style:style style:name="P58" style:family="paragraph" style:parent-style-name="Standard" style:list-style-name="L4">
      <style:text-properties style:font-name="Arial" fo:font-size="12pt" fo:language="gl" fo:country="ES" officeooo:rsid="0240322c" officeooo:paragraph-rsid="0240322c" style:font-size-asian="12pt" style:font-size-complex="12pt"/>
    </style:style>
    <style:style style:name="P59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60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9a9b8" officeooo:paragraph-rsid="0239a9b8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44c90" officeooo:paragraph-rsid="02344c90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43a97d" officeooo:paragraph-rsid="0243a97d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0000" fo:language="gl" fo:country="ES" fo:font-weight="bold" officeooo:rsid="02401a61" officeooo:paragraph-rsid="02401a61" style:font-weight-asian="bold" style:font-weight-complex="bold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01a61" officeooo:paragraph-rsid="02403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01a61" officeooo:paragraph-rsid="02401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 style:list-style-name="L5">
      <style:text-properties fo:color="#c9211e" style:font-name="Arial" fo:font-size="12pt" fo:language="gl" fo:country="ES" officeooo:paragraph-rsid="0241beb7" style:font-size-asian="12pt" style:font-size-complex="12pt"/>
    </style:style>
    <style:style style:name="P67" style:family="paragraph" style:parent-style-name="Text_20_body">
      <style:text-properties fo:color="#c9211e" style:font-name="Arial" fo:font-size="12pt" fo:language="gl" fo:country="ES" officeooo:rsid="0240322c" officeooo:paragraph-rsid="0241beb7" style:font-size-asian="12pt" style:font-size-complex="12pt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6db3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officeooo:rsid="006db314" style:font-size-asian="12pt" style:font-style-asian="normal" style:font-size-complex="12pt" style:font-style-complex="normal" style:text-overline-style="none" style:text-overline-color="font-color"/>
    </style:style>
    <style:style style:name="T8" style:family="text">
      <style:text-properties fo:color="#000000" fo:font-weight="normal" officeooo:rsid="022139d7" style:font-weight-asian="normal" style:font-weight-complex="normal"/>
    </style:style>
    <style:style style:name="T9" style:family="text">
      <style:text-properties fo:color="#000000" fo:font-weight="normal" officeooo:rsid="02401a61" style:font-weight-asian="normal" style:font-weight-complex="normal"/>
    </style:style>
    <style:style style:name="T10" style:family="text">
      <style:text-properties officeooo:rsid="01928930"/>
    </style:style>
    <style:style style:name="T11" style:family="text">
      <style:text-properties officeooo:rsid="01ebef80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9a9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01a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0000" fo:language="gl" fo:country="ES" fo:font-weight="bold" officeooo:rsid="023a4585" style:font-weight-asian="bold" style:font-weight-complex="bold"/>
    </style:style>
    <style:style style:name="T20" style:family="text">
      <style:text-properties fo:color="#ff0000" fo:language="gl" fo:country="ES" fo:font-weight="bold" officeooo:rsid="02401a61" style:font-weight-asian="bold" style:font-weight-complex="bold"/>
    </style:style>
    <style:style style:name="T21" style:family="text">
      <style:text-properties fo:color="#ff0000" fo:language="gl" fo:country="ES" fo:font-weight="bold" officeooo:rsid="0240322c" style:font-weight-asian="bold" style:font-weight-complex="bold"/>
    </style:style>
    <style:style style:name="T22" style:family="text">
      <style:text-properties fo:color="#ff0000" fo:language="gl" fo:country="ES" fo:font-weight="bold" officeooo:rsid="0241beb7" style:font-weight-asian="bold" style:font-weight-complex="bold"/>
    </style:style>
    <style:style style:name="T23" style:family="text">
      <style:text-properties fo:color="#ff0000" fo:font-weight="bold" officeooo:rsid="0240322c" style:font-weight-asian="bold" style:font-weight-complex="bold"/>
    </style:style>
    <style:style style:name="T24" style:family="text">
      <style:text-properties fo:color="#ff0000" fo:font-weight="bold" officeooo:rsid="02401a61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93532a" style:font-weight-asian="normal" style:font-weight-complex="normal"/>
    </style:style>
    <style:style style:name="T27" style:family="text">
      <style:text-properties officeooo:rsid="02344c90"/>
    </style:style>
    <style:style style:name="T28" style:family="text">
      <style:text-properties officeooo:rsid="02401a61"/>
    </style:style>
    <style:style style:name="T29" style:family="text">
      <style:text-properties officeooo:rsid="0093532a"/>
    </style:style>
    <style:style style:name="T30" style:family="text">
      <style:text-properties style:font-name="Arial1" fo:font-weight="bold" officeooo:rsid="0093532a" style:font-weight-asian="bold" style:font-weight-complex="bold"/>
    </style:style>
    <style:style style:name="T31" style:family="text">
      <style:text-properties style:font-name="Arial1" fo:font-weight="normal" officeooo:rsid="0093532a" style:font-weight-asian="normal" style:font-weight-complex="normal"/>
    </style:style>
    <style:style style:name="T32" style:family="text">
      <style:text-properties style:font-name="Arial1" fo:font-weight="normal" officeooo:rsid="006ddfcd" style:font-weight-asian="normal" style:font-weight-complex="normal"/>
    </style:style>
    <style:style style:name="T33" style:family="text">
      <style:text-properties style:font-name="Arial1" officeooo:rsid="0096200d"/>
    </style:style>
    <style:style style:name="T34" style:family="text">
      <style:text-properties fo:font-weight="bold" officeooo:rsid="006db314" style:font-weight-asian="bold" style:font-weight-complex="bold"/>
    </style:style>
    <style:style style:name="T35" style:family="text">
      <style:text-properties officeooo:rsid="006db314"/>
    </style:style>
    <style:style style:name="T36" style:family="text">
      <style:text-properties officeooo:rsid="009b6e6e"/>
    </style:style>
    <style:style style:name="T37" style:family="text">
      <style:text-properties officeooo:rsid="00734123"/>
    </style:style>
    <style:style style:name="T38" style:family="text">
      <style:text-properties officeooo:rsid="0031704a"/>
    </style:style>
    <style:style style:name="T39" style:family="text">
      <style:text-properties officeooo:rsid="0096200d"/>
    </style:style>
    <style:style style:name="T40" style:family="text">
      <style:text-properties officeooo:rsid="0240322c"/>
    </style:style>
    <style:style style:name="T41" style:family="text">
      <style:text-properties fo:language="gl" fo:country="ES" officeooo:rsid="02401a61"/>
    </style:style>
    <style:style style:name="T42" style:family="text">
      <style:text-properties fo:language="gl" fo:country="ES" officeooo:rsid="0240322c"/>
    </style:style>
    <style:style style:name="T43" style:family="text">
      <style:text-properties style:font-name="Arial" fo:font-size="12pt" fo:language="gl" fo:country="ES" officeooo:rsid="0240322c" style:font-size-asian="12pt" style:font-size-complex="12pt"/>
    </style:style>
    <style:style style:name="T44" style:family="text">
      <style:text-properties style:font-name="Arial" fo:font-size="12pt" fo:language="gl" fo:country="ES" officeooo:rsid="0241beb7" style:font-size-asian="12pt" style:font-size-complex="12pt"/>
    </style:style>
    <style:style style:name="T45" style:family="text">
      <style:text-properties style:text-position="sub 58%" style:font-name="Arial" fo:font-size="12pt" fo:language="gl" fo:country="ES" officeooo:rsid="0241beb7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5"><text:span text:style-name="T12">PRÁCTICA</text:span><text:span text:style-name="T13"> MME – </text:span><text:span text:style-name="T12">UD0</text:span><text:span text:style-name="T16">2</text:span><text:span text:style-name="T12">-</text:span><text:span text:style-name="T14">0</text:span><text:span text:style-name="T18">3</text:span><text:span text:style-name="T15"> –</text:span><text:span text:style-name="T17"> </text:span><text:span text:style-name="T18">Conceptos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4">NÚMERO </text:p>
          </table:table-cell>
          <table:table-cell table:style-name="IntegrantesGrupo.B2" office:value-type="string">
            <text:p text:style-name="P23">DATA</text:p>
          </table:table-cell>
          <table:table-cell table:style-name="IntegrantesGrupo.C2" office:value-type="string">
            <text:p text:style-name="P22">Apelidos, Nome. <text:s text:c="31"/><text:span text:style-name="T11">Sinatura</text:span></text:p>
          </table:table-cell>
        </table:table-row>
        <table:table-row table:style-name="TableLine94004491638480">
          <table:table-cell table:style-name="IntegrantesGrupo.A3" office:value-type="string">
            <text:p text:style-name="P20"/>
          </table:table-cell>
          <table:table-cell table:style-name="IntegrantesGrupo.B3" office:value-type="string">
            <text:p text:style-name="P20"><text:s/></text:p>
          </table:table-cell>
          <table:table-cell table:style-name="IntegrantesGrupo.C3">
            <text:p text:style-name="P2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10">M</text:span>aterial preciso:</text:p>
            <text:list xml:id="list3115319004" text:style-name="L1">
              <text:list-item>
                <text:p text:style-name="P59"><text:span text:style-name="T2">Material da aula virtual</text:span><text:span text:style-name="T3"> </text:span></text:p>
              </text:list-item>
            </text:list>
            <text:p text:style-name="P27"/>
          </table:table-cell>
          <table:table-cell table:style-name="Table1.B1" office:value-type="string">
            <text:p text:style-name="P26">Conceptos a traballar. </text:p>
            <text:list xml:id="list123412779166385" text:continue-numbering="true" text:style-name="L1">
              <text:list-item>
                <text:p text:style-name="P60">Avaliar os riscos no taller. <text:span text:style-name="T27"><text:s/></text:span></text:p>
              </text:list-item>
              <text:list-item>
                <text:p text:style-name="P61">Medidas preventivas</text:p>
              </text:list-item>
              <text:list-item>
                <text:p text:style-name="P62">Riscos na informática.</text:p>
              </text:list-item>
              <text:list-item>
                <text:p text:style-name="P62">Os lumes</text:p>
              </text:list-item>
            </text:list>
          </table:table-cell>
        </table:table-row>
        <table:table-row table:style-name="Table1.2">
          <table:table-cell table:style-name="Table1.A2" table:number-columns-spanned="2" office:value-type="string">
            <text:p text:style-name="P31"><text:span text:style-name="T20">Responde as cuestións en cada suposto. </text:span><text:span text:style-name="T19"><text:s/></text:span></text:p>
          </table:table-cell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/>
          </table:table-cell>
          <table:covered-table-cell/>
        </table:table-row>
      </table:table>
      <text:p text:style-name="P38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36">A) Relaciona os seguintes termos coa súa definición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9">Prevención</text:p>
          </table:table-cell>
          <table:table-cell table:style-name="Table2.A2" office:value-type="string">
            <text:p text:style-name="P29"><text:span text:style-name="T28">D</text:span>isconfort acústico.</text:p>
          </table:table-cell>
          <table:table-cell table:style-name="Table2.A2" office:value-type="string">
            <text:p text:style-name="P29"><text:s/>Accidente laboral,</text:p>
          </table:table-cell>
          <table:table-cell table:style-name="Table2.A2" table:number-columns-spanned="2" office:value-type="string">
            <text:p text:style-name="P29">Equipo de traballo. </text:p>
          </table:table-cell>
          <table:covered-table-cell/>
          <table:table-cell table:style-name="Table2.F2" office:value-type="string">
            <text:p text:style-name="P29">Danos derivados do traballo.</text:p>
          </table:table-cell>
        </table:table-row>
        <table:table-row table:style-name="Table2.1">
          <table:table-cell table:style-name="Table2.A2" office:value-type="string">
            <text:p text:style-name="P29"><text:s/>Ergonomía</text:p>
          </table:table-cell>
          <table:table-cell table:style-name="Table2.A2" office:value-type="string">
            <text:p text:style-name="P29">Risco laboral grave ou inminente.</text:p>
          </table:table-cell>
          <table:table-cell table:style-name="Table2.A2" office:value-type="string">
            <text:p text:style-name="P29">Enfermidade profesional</text:p>
          </table:table-cell>
          <table:table-cell table:style-name="Table2.A2" table:number-columns-spanned="2" office:value-type="string">
            <text:p text:style-name="P29">Prevención</text:p>
          </table:table-cell>
          <table:covered-table-cell/>
          <table:table-cell table:style-name="Table2.F2" office:value-type="string">
            <text:p text:style-name="P29"/>
          </table:table-cell>
        </table:table-row>
        <table:table-row table:style-name="Table2.1">
          <table:table-cell table:style-name="Table2.A4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list xml:id="list638895856" text:style-name="L2">
              <text:list-item text:start-value="1">
                <text:p text:style-name="P43"><text:span text:style-name="T4">Enfermidades </text:span><text:span text:style-name="T5">causada como</text:span><text:span text:style-name="T4"> motivo da realización </text:span><text:span text:style-name="T5">do teu</text:span><text:span text:style-name="T4"> traballo. </text:span>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h text:style-name="P39" text:outline-level="4"/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412205852683" text:continue-numbering="true" text:style-name="L2">
              <text:list-item>
                <text:p text:style-name="P47">Ferramentas empregadas no teu desempeño laboral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h text:style-name="P39" text:outline-level="4"/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412783305216" text:continue-numbering="true" text:style-name="L2">
              <text:list-item>
                <text:p text:style-name="P47">Conxunto de medidas previstas para evitar un risco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h text:style-name="P40" text:outline-level="4"/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412252523727" text:continue-numbering="true" text:style-name="L2">
              <text:list-item>
                <text:p text:style-name="P43"><text:span text:style-name="T29">Risco que </text:span><text:span text:style-name="T30">é</text:span><text:span text:style-name="T34"> probable de que se materialice</text:span><text:span text:style-name="T35"> nun futuro próximo</text:span>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h text:style-name="P40" text:outline-level="4"/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412308363648" text:continue-numbering="true" text:style-name="L2">
              <text:list-item>
                <text:p text:style-name="P48"><text:span text:style-name="T26">A</text:span><text:span text:style-name="T25">quela que aplica a un colectivo profesional por unha exposición constante <text:s/>a situacións adversas. </text:span>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412566969877" text:continue-numbering="true" text:style-name="L2">
              <text:list-item>
                <text:p text:style-name="P43"><text:span text:style-name="T31">Su</text:span><text:span text:style-name="T32">ceso que ocorre de maneira fortuíta e xera un dano a un traballador. </text:span>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p text:style-name="P6"/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413362184648" text:continue-numbering="true" text:style-name="L2">
              <text:list-item>
                <text:p text:style-name="P44">Ten por obxecto adaptar as condicións de traballo ás características persoais de cada traballador.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p text:style-name="P8"/>
          </table:table-cell>
          <table:covered-table-cell/>
        </table:table-row>
        <table:table-row table:style-name="Table2.1">
          <table:table-cell table:style-name="Table2.A2" table:number-columns-spanned="4" office:value-type="string">
            <text:list xml:id="list123413386991518" text:continue-numbering="true" text:style-name="L2">
              <text:list-item>
                <text:p text:style-name="P49">Débese a existencia dun ruído molesto de maneira persistente. </text:p>
              </text:list-item>
            </text:list>
          </table:table-cell>
          <table:covered-table-cell/>
          <table:covered-table-cell/>
          <table:covered-table-cell/>
          <table:table-cell table:style-name="Table2.F2" table:number-columns-spanned="2" office:value-type="string">
            <text:p text:style-name="P7"/>
          </table:table-cell>
          <table:covered-table-cell/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6"><text:span text:style-name="T28">B</text:span>) Completa as seguintes cuestións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29"/>
          </table:table-cell>
          <table:covered-table-cell/>
        </table:table-row>
        <table:table-row table:style-name="Table3.1">
          <table:table-cell table:style-name="Table3.A3" office:value-type="string">
            <text:list xml:id="list123413082875363" text:continue-list="list123413386991518" text:style-name="L2">
              <text:list-item text:start-value="1">
                <text:p text:style-name="P50">A perna e os múslos formarán un ángulo de .... grados.</text:p>
              </text:list-item>
            </text:list>
          </table:table-cell>
          <table:table-cell table:style-name="Table3.B3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list xml:id="list123412852896258" text:continue-numbering="true" text:style-name="L2">
              <text:list-item>
                <text:p text:style-name="P50">O muslo e as costaras formarán un ángulo de ....</text:p>
              </text:list-item>
            </text:list>
          </table:table-cell>
          <table:table-cell table:style-name="Table3.B4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list xml:id="list123414034593164" text:continue-numbering="true" text:style-name="L2">
              <text:list-item>
                <text:p text:style-name="P50">As fiestras no posto de traballo situaranse de maneira .... respecto a pantalla.</text:p>
              </text:list-item>
            </text:list>
          </table:table-cell>
          <table:table-cell table:style-name="Table3.B4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list xml:id="list123412278335029" text:continue-numbering="true" text:style-name="L2">
              <text:list-item>
                <text:p text:style-name="P50">A distancia mínima entre o moitor e os ollos debe ser de ...</text:p>
              </text:list-item>
            </text:list>
          </table:table-cell>
          <table:table-cell table:style-name="Table3.B4" office:value-type="string">
            <text:p text:style-name="P11"/>
          </table:table-cell>
        </table:table-row>
        <table:table-row table:style-name="Table3.1">
          <table:table-cell table:style-name="Table3.A4" office:value-type="string">
            <text:list xml:id="list123413285116596" text:continue-numbering="true" text:style-name="L2">
              <text:list-item>
                <text:p text:style-name="P50">Recoméndase facer ____ minutos de descanso por cada hora de traballo.</text:p>
              </text:list-item>
            </text:list>
          </table:table-cell>
          <table:table-cell table:style-name="Table3.B4" office:value-type="string">
            <text:p text:style-name="P11"/>
          </table:table-cell>
        </table:table-row>
        <table:table-row table:style-name="Table3.1">
          <table:table-cell table:style-name="Table3.A4" office:value-type="string">
            <text:list xml:id="list123414189991011" text:continue-numbering="true" text:style-name="L2">
              <text:list-item>
                <text:p text:style-name="P51">Candamos falamos do Burnout, falamos dun risco de tipo ...</text:p>
              </text:list-item>
            </text:list>
          </table:table-cell>
          <table:table-cell table:style-name="Table3.B4" office:value-type="string">
            <text:p text:style-name="P11"/>
          </table:table-cell>
        </table:table-row>
        <table:table-row table:style-name="Table3.1">
          <table:table-cell table:style-name="Table3.A4" office:value-type="string">
            <text:list xml:id="list123412714904696" text:continue-numbering="true" text:style-name="L2">
              <text:list-item>
                <text:p text:style-name="P51">O acoso psicolóxico no traballo tamén se lle chama...</text:p>
              </text:list-item>
            </text:list>
          </table:table-cell>
          <table:table-cell table:style-name="Table3.B4" office:value-type="string">
            <text:p text:style-name="P12"/>
          </table:table-cell>
        </table:table-row>
        <table:table-row table:style-name="Table3.1">
          <table:table-cell table:style-name="Table3.A4" office:value-type="string">
            <text:list xml:id="list123413386396058" text:continue-numbering="true" text:style-name="L2">
              <text:list-item>
                <text:p text:style-name="P52"><text:span text:style-name="T37">S</text:span><text:span text:style-name="T38">on as técnicas que estudan os riscos físicos, químicos e biolóxicos que se dan no lugar de traballo para evitar que prexudiquen a saúde do traballador.</text:span></text:p>
              </text:list-item>
            </text:list>
          </table:table-cell>
          <table:table-cell table:style-name="Table3.B4" office:value-type="string">
            <text:p text:style-name="P13"/>
          </table:table-cell>
        </table:table-row>
        <table:table-row table:style-name="Table3.1">
          <table:table-cell table:style-name="Table3.A4" office:value-type="string">
            <text:list xml:id="list123413937253841" text:continue-numbering="true" text:style-name="L2">
              <text:list-item>
                <text:p text:style-name="P53">A temperatura no posto de traballo ten que estar entre...</text:p>
              </text:list-item>
            </text:list>
          </table:table-cell>
          <table:table-cell table:style-name="Table3.B4" office:value-type="string">
            <text:p text:style-name="P13"/>
          </table:table-cell>
        </table:table-row>
        <table:table-row table:style-name="Table3.1">
          <table:table-cell table:style-name="Table3.A4" office:value-type="string">
            <text:list xml:id="list123413006572414" text:continue-numbering="true" text:style-name="L2">
              <text:list-item>
                <text:p text:style-name="P42"><text:span text:style-name="T39">A </text:span><text:span text:style-name="T33">humidade</text:span><text:span text:style-name="T39"> no posto de traballo ten que estar entre...</text:span></text:p>
              </text:list-item>
            </text:list>
          </table:table-cell>
          <table:table-cell table:style-name="Table3.B4" office:value-type="string">
            <text:p text:style-name="P13"/>
          </table:table-cell>
        </table:table-row>
        <table:table-row table:style-name="Table3.1">
          <table:table-cell table:style-name="Table3.A4" office:value-type="string">
            <text:list xml:id="list123412490544983" text:continue-numbering="true" text:style-name="L2">
              <text:list-item>
                <text:p text:style-name="P49">O ruido ambiental nun lugar de traballo non debe superar os...</text:p>
              </text:list-item>
            </text:list>
          </table:table-cell>
          <table:table-cell table:style-name="Table3.B4" office:value-type="string">
            <text:p text:style-name="P10"/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36">C) Relaciona os diferentes riscos coa súa casuística. 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0">Disconfort Térmico </text:p>
          </table:table-cell>
          <table:table-cell table:style-name="Table4.A2" office:value-type="string">
            <text:p text:style-name="P30">Disconfort Acústico</text:p>
          </table:table-cell>
          <table:table-cell table:style-name="Table4.A2" table:number-columns-spanned="2" office:value-type="string">
            <text:p text:style-name="P32"><text:span text:style-name="T8"><text:s/></text:span><text:span text:style-name="T9">Manipulación de cargas</text:span></text:p>
          </table:table-cell>
          <table:covered-table-cell/>
          <table:table-cell table:style-name="Table4.E2" office:value-type="string">
            <text:p text:style-name="P30">Visualización de datos.</text:p>
          </table:table-cell>
        </table:table-row>
        <table:table-row table:style-name="Table4.1">
          <table:table-cell table:style-name="Table4.A2" table:number-columns-spanned="2" office:value-type="string">
            <text:p text:style-name="P30">psicosociais</text:p>
          </table:table-cell>
          <table:covered-table-cell/>
          <table:table-cell table:style-name="Table4.E2" table:number-columns-spanned="3" office:value-type="string">
            <text:p text:style-name="P30">Muscoesqueléticos</text:p>
          </table:table-cell>
          <table:covered-table-cell/>
          <table:covered-table-cell/>
        </table:table-row>
        <table:table-row table:style-name="Table4.1">
          <table:table-cell table:style-name="Table4.A4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3" office:value-type="string">
            <text:list xml:id="list2721409477" text:style-name="L3">
              <text:list-item>
                <text:p text:style-name="P45"><text:span text:style-name="T41">Se temos que </text:span><text:span text:style-name="T42">traballar longos períodos de pe nun taller é un caso dun risco...</text:span>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4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414025999417" text:continue-numbering="true" text:style-name="L3">
              <text:list-item>
                <text:p text:style-name="P54">O APT é un exemplo de risco. .....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41" text:outline-level="4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413223320371" text:continue-numbering="true" text:style-name="L3">
              <text:list-item>
                <text:p text:style-name="P55"><text:span text:style-name="T7">S</text:span><text:span text:style-name="T6">e no teu traballo avaríase o aire acondicionado </text:span>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5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413192040344" text:continue-numbering="true" text:style-name="L3">
              <text:list-item>
                <text:p text:style-name="P54">Se un traballador manipula equipos de máis de 30 kg. 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5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412591883224" text:continue-numbering="true" text:style-name="L3">
              <text:list-item>
                <text:p text:style-name="P54">Se adicas toda a xornada laboral a realizar as fichas técnicas do material do taller. 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5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412937533997" text:continue-numbering="true" text:style-name="L3">
              <text:list-item>
                <text:p text:style-name="P54">Se ves que o teu compañeiro emprega gafas con filtro azul está evitando o risco...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p text:style-name="P65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413481290373" text:continue-numbering="true" text:style-name="L3">
              <text:list-item>
                <text:p text:style-name="P54">O sindrome de BURNOUT é un exemplo de risco. .....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41" text:outline-level="4"/>
          </table:table-cell>
          <table:covered-table-cell/>
        </table:table-row>
        <text:soft-page-break/>
        <table:table-row table:style-name="Table4.1">
          <table:table-cell table:style-name="Table4.A2" table:number-columns-spanned="3" office:value-type="string">
            <text:list xml:id="list123412291230539" text:continue-numbering="true" text:style-name="L3">
              <text:list-item>
                <text:p text:style-name="P54">Se un compañeiro é acosado porlo xefe é un exemplo de risco....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41" text:outline-level="4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414019354995" text:continue-numbering="true" text:style-name="L3">
              <text:list-item>
                <text:p text:style-name="P54">Se temos que tra<text:span text:style-name="T40">n</text:span>scribir uns documentos xirando o pescozo é un exemplo de risco 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41" text:outline-level="4"/>
          </table:table-cell>
          <table:covered-table-cell/>
        </table:table-row>
        <table:table-row table:style-name="Table4.1">
          <table:table-cell table:style-name="Table4.A2" table:number-columns-spanned="3" office:value-type="string">
            <text:list xml:id="list123412461012217" text:continue-numbering="true" text:style-name="L3">
              <text:list-item>
                <text:p text:style-name="P46"><text:span text:style-name="T42">Para previr a COVID19 será preciso ter a aula ventilada nos meses máis frios do ano. Nesta situación podemos atoparnos ante un risco.... </text:span><text:span text:style-name="T41"><text:s/></text:span></text:p>
              </text:list-item>
            </text:list>
          </table:table-cell>
          <table:covered-table-cell/>
          <table:covered-table-cell/>
          <table:table-cell table:style-name="Table4.E2" table:number-columns-spanned="2" office:value-type="string">
            <text:h text:style-name="P41" text:outline-level="4"/>
          </table:table-cell>
          <table:covered-table-cell/>
        </table:table-row>
      </table:table>
      <text:p text:style-name="P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7"><text:span text:style-name="T23">D</text:span><text:span text:style-name="T24">) </text:span><text:span text:style-name="T23">Explica cada un dos seguintes termos e pon un exemplo. </text:span></text:p>
          </table:table-cell>
        </table:table-row>
        <table:table-row table:style-name="Table5.1">
          <table:table-cell table:style-name="Table5.A2" office:value-type="string">
            <text:p text:style-name="P15">O combustible </text:p>
          </table:table-cell>
        </table:table-row>
        <table:table-row table:style-name="Table5.1">
          <table:table-cell table:style-name="Table5.A3" office:value-type="string"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5.1">
          <table:table-cell table:style-name="Table5.A2" office:value-type="string">
            <text:p text:style-name="P15">A enerxía de activación</text:p>
          </table:table-cell>
        </table:table-row>
        <table:table-row table:style-name="Table5.1">
          <table:table-cell table:style-name="Table5.A3" office:value-type="string"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5.1">
          <table:table-cell table:style-name="Table5.A2" office:value-type="string">
            <text:p text:style-name="P15">O comburente</text:p>
          </table:table-cell>
        </table:table-row>
        <table:table-row table:style-name="Table5.1">
          <table:table-cell table:style-name="Table5.A3" office:value-type="string"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5.1">
          <table:table-cell table:style-name="Table5.A2" office:value-type="string">
            <text:p text:style-name="P16">Para rematar cun lume que nos di o triángulo do lume? Que temos que facer?</text:p>
          </table:table-cell>
        </table:table-row>
        <table:table-row table:style-name="Table5.1">
          <table:table-cell table:style-name="Table5.A3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14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table:number-columns-spanned="2" office:value-type="string">
            <text:p text:style-name="P33"><text:span text:style-name="T21">E</text:span><text:span text:style-name="T20">) </text:span><text:span text:style-name="T21">As seguintes afirmación indica se son verdadeiras ou falas. </text:span></text:p>
          </table:table-cell>
          <table:covered-table-cell/>
        </table:table-row>
        <table:table-row table:style-name="Table6.1">
          <table:table-cell table:style-name="Table6.A2" office:value-type="string">
            <text:list xml:id="list1154279327" text:style-name="L4">
              <text:list-item>
                <text:p text:style-name="P58">O extintor de tipo “Pó ABC” é aconsellado en lumes con metais.</text:p>
              </text:list-item>
            </text:list>
          </table:table-cell>
          <table:table-cell table:style-name="Table6.B2" office:value-type="string">
            <text:p text:style-name="P16"/>
          </table:table-cell>
        </table:table-row>
        <table:table-row table:style-name="Table6.1">
          <table:table-cell table:style-name="Table6.A2" office:value-type="string">
            <text:list xml:id="list123413908888688" text:continue-numbering="true" text:style-name="L4">
              <text:list-item>
                <text:p text:style-name="P56"><text:span text:style-name="T43">O extintor de tipo “</text:span><text:span text:style-name="T44">CO</text:span><text:span text:style-name="T45">2</text:span><text:span text:style-name="T43">” é aconsellado en lumes con </text:span><text:span text:style-name="T44">electricidade</text:span><text:span text:style-name="T43">.</text:span></text:p>
              </text:list-item>
            </text:list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list xml:id="list123414023685006" text:continue-numbering="true" text:style-name="L4">
              <text:list-item>
                <text:p text:style-name="P56"><text:span text:style-name="T43">O extintor de <text:s/>“</text:span><text:span text:style-name="T44">Halón</text:span><text:span text:style-name="T43">” é aconsellado en lumes con </text:span><text:span text:style-name="T44">líquidos inflamables</text:span><text:span text:style-name="T43">.</text:span></text:p>
              </text:list-item>
            </text:list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list xml:id="list123413891531215" text:continue-numbering="true" text:style-name="L4">
              <text:list-item>
                <text:p text:style-name="P56"><text:span text:style-name="T43">O extintor de tipo “</text:span><text:span text:style-name="T44">CO</text:span><text:span text:style-name="T45">2</text:span><text:span text:style-name="T43">” é aconsellado en lumes con </text:span><text:span text:style-name="T44">sólidos</text:span><text:span text:style-name="T43">.</text:span></text:p>
              </text:list-item>
            </text:list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list xml:id="list123413937428373" text:continue-numbering="true" text:style-name="L4">
              <text:list-item>
                <text:p text:style-name="P56"><text:span text:style-name="T43">O extintor de <text:s/>“</text:span><text:span text:style-name="T44">Halón</text:span><text:span text:style-name="T43">” é aconsellado en lumes con </text:span><text:span text:style-name="T44">electricidade</text:span><text:span text:style-name="T43">.</text:span></text:p>
              </text:list-item>
            </text:list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list xml:id="list123412746200352" text:continue-numbering="true" text:style-name="L4">
              <text:list-item>
                <text:p text:style-name="P56"><text:span text:style-name="T43">O extintor de tipo “</text:span><text:span text:style-name="T44">Po ABC</text:span><text:span text:style-name="T43">” é aconsellado en lumes con </text:span><text:span text:style-name="T44">electricidade</text:span><text:span text:style-name="T43">.</text:span></text:p>
              </text:list-item>
            </text:list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list xml:id="list123414065402809" text:continue-numbering="true" text:style-name="L4">
              <text:list-item>
                <text:p text:style-name="P58">O extintor de tipo “Pó ESPECIAL” é aconsellado en lumes con metais.</text:p>
              </text:list-item>
            </text:list>
          </table:table-cell>
          <table:table-cell table:style-name="Table6.B2" office:value-type="string">
            <text:p text:style-name="P16"/>
          </table:table-cell>
        </table:table-row>
        <table:table-row table:style-name="Table6.1">
          <table:table-cell table:style-name="Table6.A2" office:value-type="string">
            <text:list xml:id="list123413640343780" text:continue-numbering="true" text:style-name="L4">
              <text:list-item>
                <text:p text:style-name="P56"><text:span text:style-name="T43">O extintor de tipo “</text:span><text:span text:style-name="T44">Anhídrido carbónico</text:span><text:span text:style-name="T43">” é aconsellado en lumes con </text:span><text:span text:style-name="T44">electricidade</text:span><text:span text:style-name="T43">.</text:span></text:p>
              </text:list-item>
            </text:list>
          </table:table-cell>
          <table:table-cell table:style-name="Table6.B2" office:value-type="string">
            <text:p text:style-name="P17"/>
          </table:table-cell>
        </table:table-row>
        <table:table-row table:style-name="Table6.1">
          <table:table-cell table:style-name="Table6.A2" office:value-type="string">
            <text:list xml:id="list123412474547853" text:continue-numbering="true" text:style-name="L4">
              <text:list-item>
                <text:p text:style-name="P56"><text:span text:style-name="T43">O extintor de tipo “</text:span><text:span text:style-name="T44">AUGA</text:span><text:span text:style-name="T43">” é aconsellado en lumes con </text:span><text:span text:style-name="T44">electricidade</text:span><text:span text:style-name="T43">.</text:span></text:p>
              </text:list-item>
            </text:list>
          </table:table-cell>
          <table:table-cell table:style-name="Table6.B2" office:value-type="string">
            <text:p text:style-name="P16"/>
          </table:table-cell>
        </table:table-row>
        <table:table-row table:style-name="Table6.1">
          <table:table-cell table:style-name="Table6.A2" office:value-type="string">
            <text:list xml:id="list123413689924169" text:continue-numbering="true" text:style-name="L4">
              <text:list-item>
                <text:p text:style-name="P56"><text:span text:style-name="T43">O extintor de tipo “</text:span><text:span text:style-name="T44">CO</text:span><text:span text:style-name="T45">2</text:span><text:span text:style-name="T43">” é aconsellado en lumes con </text:span><text:span text:style-name="T44">metais</text:span><text:span text:style-name="T43">.</text:span></text:p>
              </text:list-item>
            </text:list>
          </table:table-cell>
          <table:table-cell table:style-name="Table6.B2" office:value-type="string">
            <text:p text:style-name="P17"/>
          </table:table-cell>
        </table:table-row>
      </table:table>
      <text:p text:style-name="P1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4"><text:span text:style-name="T22">F</text:span><text:span text:style-name="T20">) </text:span><text:span text:style-name="T22">Explica catro medidas a empregar no taller para evitar a ESD </text:span></text:p>
          </table:table-cell>
        </table:table-row>
        <table:table-row table:style-name="Table7.1">
          <table:table-cell table:style-name="Table7.A2" office:value-type="string"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0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37</meta:editing-cycles>
    <meta:creation-date>2019-11-09T13:25:03.151138236</meta:creation-date>
    <meta:editing-duration>PT20H10M</meta:editing-duration>
    <meta:generator>LibreOffice/6.4.7.2$Linux_X86_64 LibreOffice_project/40$Build-2</meta:generator>
    <dc:subject>Práctica 0 - Entrega Material</dc:subject>
    <dc:title>Taller - MME</dc:title>
    <dc:date>2022-11-01T12:34:12.061936728</dc:date>
    <dc:creator>belay </dc:creator>
    <meta:document-statistic meta:table-count="8" meta:image-count="2" meta:object-count="0" meta:page-count="4" meta:paragraph-count="79" meta:word-count="659" meta:character-count="3814" meta:non-whitespace-character-count="32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